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D00000003C2DF91A93.png"/>
  <manifest:file-entry manifest:media-type="image/gif" manifest:full-path="Pictures/1000000000000191000001B0CA0EC3EA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automatic" presentation:transition-speed="fast" presentation:duration="PT00H00M10S" presentation:background-visible="true" presentation:background-objects-visible="true" presentation:display-footer="true" presentation:display-page-number="false" presentation:display-date-time="true" smil:type="pinWheelWipe" smil:subtype="twoBlade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4cm"/>
    </style:style>
    <style:style style:name="gr2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5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6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7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8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9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10" style:family="graphic" style:parent-style-name="standard" style:list-style-name="L2">
      <style:graphic-properties draw:stroke="none" draw:fill="none" draw:textarea-horizontal-align="center" draw:textarea-vertical-align="middle" draw:auto-grow-height="false" fo:min-height="6.41cm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end"/>
    </style:style>
    <style:style style:name="P2" style:family="paragraph">
      <style:text-properties fo:color="#ff0000" fo:font-size="32pt" style:font-size-asian="32pt" style:font-size-complex="32pt"/>
    </style:style>
    <style:style style:name="P3" style:family="paragraph">
      <style:paragraph-properties>
        <style:tab-stops>
          <style:tab-stop style:position="0.78cm"/>
        </style:tab-stops>
      </style:paragraph-properties>
    </style:style>
    <style:style style:name="P4" style:family="paragraph">
      <style:paragraph-properties fo:text-align="end"/>
      <style:text-properties fo:color="#ff0000" fo:font-size="32pt" style:font-size-asian="32pt" style:font-size-complex="32pt"/>
    </style:style>
    <style:style style:name="P5" style:family="paragraph">
      <style:paragraph-properties>
        <style:tab-stops>
          <style:tab-stop style:position="0.78cm"/>
        </style:tab-stops>
      </style:paragraph-properties>
      <style:text-properties fo:font-size="18pt"/>
    </style:style>
    <style:style style:name="P6" style:family="paragraph">
      <style:text-properties fo:font-size="20pt"/>
    </style:style>
    <style:style style:name="P7" style:family="paragraph">
      <style:paragraph-properties>
        <style:tab-stops>
          <style:tab-stop style:position="0.78cm"/>
          <style:tab-stop style:position="1.662cm"/>
        </style:tab-stops>
      </style:paragraph-properties>
    </style:style>
    <style:style style:name="P8" style:family="paragraph">
      <style:paragraph-properties fo:text-align="center">
        <style:tab-stops>
          <style:tab-stop style:position="0.78cm"/>
        </style:tab-stops>
      </style:paragraph-properties>
    </style:style>
    <style:style style:name="P9" style:family="paragraph">
      <style:paragraph-properties fo:text-align="center">
        <style:tab-stops>
          <style:tab-stop style:position="0.78cm"/>
        </style:tab-stops>
      </style:paragraph-properties>
      <style:text-properties fo:font-size="18pt"/>
    </style:style>
    <style:style style:name="T1" style:family="text">
      <style:text-properties fo:color="#ff0000"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8cm"/>
        <style:text-properties fo:font-family="StarSymbol" fo:color="#000000" fo:font-size="45%"/>
      </text:list-level-style-bullet>
      <text:list-level-style-bullet text:level="3" text:bullet-char="●">
        <style:list-level-properties text:space-before="1.6cm"/>
        <style:text-properties fo:font-family="StarSymbol" fo:color="#000000" fo:font-size="45%"/>
      </text:list-level-style-bullet>
      <text:list-level-style-bullet text:level="4" text:bullet-char="●">
        <style:list-level-properties text:space-before="2.4cm"/>
        <style:text-properties fo:font-family="StarSymbol" fo:color="#000000" fo:font-size="45%"/>
      </text:list-level-style-bullet>
      <text:list-level-style-bullet text:level="5" text:bullet-char="●">
        <style:list-level-properties text:space-before="3.2cm"/>
        <style:text-properties fo:font-family="StarSymbol" fo:color="#000000" fo:font-size="45%"/>
      </text:list-level-style-bullet>
      <text:list-level-style-bullet text:level="6" text:bullet-char="●">
        <style:list-level-properties text:space-before="4cm"/>
        <style:text-properties fo:font-family="StarSymbol" fo:color="#000000" fo:font-size="45%"/>
      </text:list-level-style-bullet>
      <text:list-level-style-bullet text:level="7" text:bullet-char="●">
        <style:list-level-properties text:space-before="4.8cm"/>
        <style:text-properties fo:font-family="StarSymbol" fo:color="#000000" fo:font-size="45%"/>
      </text:list-level-style-bullet>
      <text:list-level-style-bullet text:level="8" text:bullet-char="●">
        <style:list-level-properties text:space-before="5.6cm"/>
        <style:text-properties fo:font-family="StarSymbol" fo:color="#000000" fo:font-size="45%"/>
      </text:list-level-style-bullet>
      <text:list-level-style-bullet text:level="9" text:bullet-char="●">
        <style:list-level-properties text:space-before="6.4cm"/>
        <style:text-properties fo:font-family="StarSymbol" fo:color="#000000" fo:font-size="45%"/>
      </text:list-level-style-bullet>
      <text:list-level-style-bullet text:level="10" text:bullet-char="●">
        <style:list-level-properties text:space-before="7.2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 draw:id="id1">
        <office:forms form:automatic-focus="false" form:apply-design-mode="false"/>
        <draw:frame draw:style-name="gr1" draw:text-style-name="P2" draw:layer="layout" svg:width="19cm" svg:height="1.517cm" svg:x="7.5cm" svg:y="0.3cm">
          <draw:text-box>
            <text:p text:style-name="P1"><text:span text:style-name="T1">sidux ist</text:span></text:p>
          </draw:text-box>
        </draw:frame>
        <draw:frame draw:style-name="gr2" draw:text-style-name="P3" draw:layer="layout" svg:width="25.22cm" svg:height="16cm" svg:x="1.4cm" svg:y="2.5cm">
          <draw:text-box>
            <text:list text:style-name="L2">
              <text:list-item>
                <text:p text:style-name="P3"><text:tab/><text:span text:style-name="T2">eine stabile, auf Debians Unstable-Zweig (Sid) basierte Linux-Distribution.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tab/></text:span><text:span text:style-name="T2">Pakete werden direkt aus Debians Sid-Repository installiert (kein forken der</text:span></text:p>
              </text:list-item>
            </text:list>
            <text:p text:style-name="P3"><text:span text:style-name="T2"><text:tab/></text:span><text:span text:style-name="T2">Pakete).</text:span></text:p>
            <text:p text:style-name="P3"><text:span text:style-name="T2"/></text:p>
            <text:list text:continue-numbering="true" text:style-name="L2">
              <text:list-item>
                <text:p text:style-name="P3"><text:span text:style-name="T2"><text:tab/></text:span><text:span text:style-name="T2">Rolling Release: Durch regelmäßige Updates (dist-upgrade) über Internet</text:span></text:p>
              </text:list-item>
            </text:list>
            <text:p text:style-name="P3"><text:span text:style-name="T2"><text:tab/></text:span><text:span text:style-name="T2">wird das System (tages-) aktuell gehalten.</text:span></text:p>
            <text:p text:style-name="P3"><text:span text:style-name="T2"/></text:p>
            <text:list text:continue-numbering="true" text:style-name="L2">
              <text:list-item>
                <text:p text:style-name="P3"><text:span text:style-name="T2"><text:tab/></text:span><text:span text:style-name="T2">Es ist nicht notwendig bei einem neuen Release eine neue Installation</text:span></text:p>
              </text:list-item>
            </text:list>
            <text:p text:style-name="P3"><text:span text:style-name="T2"><text:tab/></text:span><text:span text:style-name="T2">vorzunehmen.</text:span></text:p>
            <text:p><text:span text:style-name="T2"/></text:p>
            <text:p/>
          </draw:text-box>
        </draw:frame>
        <anim:par presentation:node-type="timing-root">
          <anim:par smil:begin="id1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draw:id="id2">
        <office:forms form:automatic-focus="false" form:apply-design-mode="false"/>
        <draw:frame draw:style-name="gr1" draw:text-style-name="P4" draw:layer="layout" svg:width="19cm" svg:height="1.517cm" svg:x="7.5cm" svg:y="0.3cm">
          <draw:text-box>
            <text:p text:style-name="P1"><text:span text:style-name="T1">Besonderheiten</text:span></text:p>
          </draw:text-box>
        </draw:frame>
        <draw:frame draw:style-name="gr4" draw:text-style-name="P5" draw:layer="layout" svg:width="25.22cm" svg:height="16cm" svg:x="1.4cm" svg:y="2.5cm">
          <draw:text-box>
            <text:list text:style-name="L2">
              <text:list-item>
                <text:p text:style-name="P3"><text:span text:style-name="T3"><text:tab/></text:span><text:span text:style-name="T2">eigenes Repository für Kernel und eigene Applikationen</text:span></text:p>
              </text:list-item>
            </text:list>
            <text:p text:style-name="P3"><text:span text:style-name="T2"><text:tab/></text:span><text:span text:style-name="T2">(z. B. Netzwerkonfigurationstool Ceni und Artwork).</text:span></text:p>
            <text:p text:style-name="P3"><text:span text:style-name="T2"/></text:p>
            <text:list text:continue-numbering="true" text:style-name="L2">
              <text:list-item>
                <text:p text:style-name="P3"><text:span text:style-name="T2"><text:tab/></text:span><text:span text:style-name="T2">sidux bietet durch hochaktuelle Kernel bestmögliche</text:span></text:p>
              </text:list-item>
            </text:list>
            <text:p text:style-name="P3"><text:span text:style-name="T2"><text:tab/></text:span><text:span text:style-name="T2">Hardwareunterstützung und Sicherheit.</text:span></text:p>
            <text:p text:style-name="P3"><text:span text:style-name="T2"/></text:p>
            <text:list text:continue-numbering="true" text:style-name="L2">
              <text:list-item>
                <text:p text:style-name="P3"><text:span text:style-name="T2"><text:tab/></text:span><text:span text:style-name="T2">kurzfristige Bereitstellung einer gefixten Paketversion falls ein defektes,</text:span></text:p>
              </text:list-item>
            </text:list>
            <text:p text:style-name="P3"><text:span text:style-name="T2"><text:tab/></text:span><text:span text:style-name="T2">essentielles Paket produktives Arbeiten mit dem System behindert.</text:span></text:p>
            <text:p text:style-name="P3"><text:span text:style-name="T2"/></text:p>
            <text:list text:style-name="L3">
              <text:list-item>
                <text:p text:style-name="P3"><text:span text:style-name="T2"><text:tab/></text:span><text:span text:style-name="T2">Das Projekt wird von einer aktiven Community unterstützt.</text:span></text:p>
              </text:list-item>
            </text:list>
            <text:p><text:span text:style-name="T3"/></text:p>
          </draw:text-box>
        </draw:frame>
        <anim:par presentation:node-type="timing-root">
          <anim:par smil:begin="id2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draw:id="id3">
        <office:forms form:automatic-focus="false" form:apply-design-mode="false"/>
        <draw:frame draw:style-name="gr1" draw:text-style-name="P4" draw:layer="layout" svg:width="19cm" svg:height="1.517cm" svg:x="7.5cm" svg:y="0.3cm">
          <draw:text-box>
            <text:p text:style-name="P1"><text:span text:style-name="T1">Releases</text:span></text:p>
          </draw:text-box>
        </draw:frame>
        <draw:frame draw:style-name="gr5" draw:text-style-name="P5" draw:layer="layout" svg:width="25.22cm" svg:height="16cm" svg:x="1.4cm" svg:y="2.5cm">
          <draw:text-box>
            <text:p text:style-name="P3"><text:span text:style-name="T2">sidux wird 4 mal pro Jahr veröffentlicht und kann von der Live-CD / DVD</text:span></text:p>
            <text:p text:style-name="P3"><text:span text:style-name="T2">in 2 - 10 Minuten, je nach Alter der Harware, installiert werden.</text:span></text:p>
            <text:p text:style-name="P3"><text:span text:style-name="T2">Bei sehr alter Hardware kann es auch länger dauern.</text:span></text:p>
            <text:p text:style-name="P7"><text:span text:style-name="T2"/></text:p>
            <text:p text:style-name="P7"><text:span text:style-name="T2">In welchen Varianten kann sidux installiert werden?</text:span></text:p>
            <text:p text:style-name="P7"><text:span text:style-name="T2"/></text:p>
            <text:list text:style-name="L3">
              <text:list-item>
                <text:p text:style-name="P3"><text:span text:style-name="T2"><text:tab/></text:span><text:span text:style-name="T2">mittels Live-DVD 'KDE-Full' mit dem aktuellen KDE4 aus Sid und</text:span></text:p>
              </text:list-item>
            </text:list>
            <text:p text:style-name="P3"><text:span text:style-name="T2"><text:tab/></text:span><text:span text:style-name="T2">vielen Anwendungsprogrammen.</text:span></text:p>
            <text:p text:style-name="P3"><text:span text:style-name="T2"/></text:p>
            <text:list text:continue-numbering="true" text:style-name="L3">
              <text:list-item>
                <text:p text:style-name="P3"><text:span text:style-name="T2"><text:tab/></text:span><text:span text:style-name="T2">mittels die Live-CD 'KDE-Light' mit dem aktuellen KDE4 aus Sid und</text:span></text:p>
              </text:list-item>
            </text:list>
            <text:p text:style-name="P3"><text:span text:style-name="T2"><text:tab/></text:span><text:span text:style-name="T2">einer reduzierten Anzahl Anwendungen.</text:span></text:p>
            <text:p text:style-name="P3"><text:span text:style-name="T2"/></text:p>
            <text:list text:continue-numbering="true" text:style-name="L3">
              <text:list-item>
                <text:p text:style-name="P3"><text:span text:style-name="T2"><text:tab/></text:span><text:span text:style-name="T2">mittels die Live-CD 'XFCE' mit Anwendungen für</text:span><text:span text:style-name="T2"><text:line-break/></text:span><text:span text:style-name="T2"><text:tab/></text:span><text:span text:style-name="T2">leistungsschwächere Rechner.</text:span></text:p>
              </text:list-item>
            </text:list>
            <text:p text:style-name="P3"><text:span text:style-name="T2"/></text:p>
            <text:p text:style-name="P3"><text:span text:style-name="T2">Alle drei Varianten sind für 32- und 64-Bit-Architektur verfügbar.</text:span></text:p>
          </draw:text-box>
        </draw:frame>
        <anim:par presentation:node-type="timing-root">
          <anim:par smil:begin="id3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draw:id="id4">
        <office:forms form:automatic-focus="false" form:apply-design-mode="false"/>
        <draw:frame draw:style-name="gr1" draw:text-style-name="P4" draw:layer="layout" svg:width="20.5cm" svg:height="1.517cm" svg:x="6cm" svg:y="0.3cm">
          <draw:text-box>
            <text:p text:style-name="P1"><text:span text:style-name="T1">Hardware-Anforderungen</text:span></text:p>
          </draw:text-box>
        </draw:frame>
        <draw:frame draw:style-name="gr6" draw:text-style-name="P5" draw:layer="layout" svg:width="25.22cm" svg:height="16cm" svg:x="1.4cm" svg:y="2.5cm">
          <draw:text-box>
            <text:list text:style-name="L2">
              <text:list-item>
                <text:p text:style-name="P3"><text:span text:style-name="T2"><text:tab/></text:span><text:span text:style-name="T2">x86-64/ EM64T fähige CPU, d.h. neuere AMD oder</text:span></text:p>
              </text:list-item>
            </text:list>
            <text:p text:style-name="P3"><text:span text:style-name="T2"><text:tab/></text:span><text:span text:style-name="T2">INTEL Prozessoren (für 64Bit).</text:span></text:p>
            <text:p text:style-name="P3"><text:span text:style-name="T2"/></text:p>
            <text:list text:style-name="L3">
              <text:list-item>
                <text:p text:style-name="P3"><text:span text:style-name="T2"><text:tab/></text:span><text:span text:style-name="T2">CPU die den vollständigen i686 Befehlssatz unterstützt (für 32Bit).</text:span></text:p>
              </text:list-item>
            </text:list>
            <text:p text:style-name="P3"><text:span text:style-name="T2"/></text:p>
            <text:list text:continue-numbering="true" text:style-name="L3">
              <text:list-item>
                <text:p text:style-name="P3"><text:span text:style-name="T2"><text:tab/></text:span><text:span text:style-name="T2">mindestens 512 MByte (KDE) bzw. 256 MByte (XFCE) RAM.</text:span></text:p>
              </text:list-item>
            </text:list>
            <text:p text:style-name="P3"><text:span text:style-name="T2"/></text:p>
            <text:list text:continue-numbering="true" text:style-name="L3">
              <text:list-item>
                <text:p text:style-name="P3"><text:span text:style-name="T2"><text:tab/></text:span><text:span text:style-name="T2">Standard VGA Grafikkarte.</text:span></text:p>
              </text:list-item>
            </text:list>
            <text:p text:style-name="P3"><text:span text:style-name="T2"/></text:p>
            <text:list text:continue-numbering="true" text:style-name="L3">
              <text:list-item>
                <text:p text:style-name="P3"><text:span text:style-name="T2"><text:tab/></text:span><text:span text:style-name="T2">mindindestens 3 GByte freien Festplattenplatz, zum sinnvollen Arbeiten</text:span><text:span text:style-name="T2"><text:line-break/></text:span><text:span text:style-name="T2"><text:tab/></text:span><text:span text:style-name="T2">sollten mindestens 10 GB geplant werden.</text:span></text:p>
              </text:list-item>
            </text:list>
            <text:p text:style-name="P3"><text:span text:style-name="T2"/></text:p>
            <text:list text:continue-numbering="true" text:style-name="L3">
              <text:list-item>
                <text:p text:style-name="P3"><text:span text:style-name="T2"><text:tab/></text:span><text:span text:style-name="T2">optisches Laufwerk oder USB-Speichermedien.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draw:id="id5">
        <office:forms form:automatic-focus="false" form:apply-design-mode="false"/>
        <draw:frame draw:style-name="gr1" draw:text-style-name="P4" draw:layer="layout" svg:width="20.5cm" svg:height="1.517cm" svg:x="6cm" svg:y="0.3cm">
          <draw:text-box>
            <text:p text:style-name="P1"><text:span text:style-name="T1">Hilfe</text:span></text:p>
          </draw:text-box>
        </draw:frame>
        <draw:frame draw:style-name="gr7" draw:text-style-name="P5" draw:layer="layout" svg:width="25.22cm" svg:height="16cm" svg:x="1.4cm" svg:y="2.5cm">
          <draw:text-box>
            <text:list text:style-name="L2">
              <text:list-item>
                <text:p text:style-name="P3"><text:span text:style-name="T2"><text:tab/></text:span><text:span text:style-name="T2">im Supportforum auf der sidux Webseite unter http://sidux.com.</text:span></text:p>
              </text:list-item>
            </text:list>
            <text:p text:style-name="P3"><text:span text:style-name="T2"/></text:p>
            <text:list text:style-name="L3">
              <text:list-item>
                <text:p text:style-name="P3"><text:span text:style-name="T2"><text:tab/></text:span><text:span text:style-name="T2">mit einem IRC-Client im Chat irc.oftc.net im Channel #sidux.</text:span></text:p>
              </text:list-item>
            </text:list>
            <text:p text:style-name="P3"><text:span text:style-name="T2"/></text:p>
            <text:list text:continue-numbering="true" text:style-name="L3">
              <text:list-item>
                <text:p text:style-name="P3"><text:span text:style-name="T2"><text:tab/></text:span><text:span text:style-name="T2">ohne IRC-Client über den Webchat, der unter sidux.com zu finden ist.</text:span></text:p>
              </text:list-item>
            </text:list>
            <text:p text:style-name="P3"><text:span text:style-name="T2"/></text:p>
            <text:list text:continue-numbering="true" text:style-name="L3">
              <text:list-item>
                <text:p text:style-name="P3"><text:span text:style-name="T2"><text:tab/></text:span><text:span text:style-name="T2">in der offiziellen sidux Dokumentation unter http://manual.sidux.com.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draw:id="id6">
        <office:forms form:automatic-focus="false" form:apply-design-mode="false"/>
        <draw:frame draw:style-name="gr1" draw:text-style-name="P4" draw:layer="layout" svg:width="20.5cm" svg:height="1.517cm" svg:x="6cm" svg:y="0.3cm">
          <draw:text-box>
            <text:p text:style-name="P1"><text:span text:style-name="T1">Anwendertreffen</text:span></text:p>
          </draw:text-box>
        </draw:frame>
        <draw:frame draw:style-name="gr8" draw:text-style-name="P5" draw:layer="layout" svg:width="25.22cm" svg:height="16cm" svg:x="1.4cm" svg:y="2.5cm">
          <draw:text-box>
            <text:p text:style-name="P3"><text:span text:style-name="T2">In einigen deutschen Städten werden bereits regelmäßige Anwendertreffen oder Stammtische, bei denen man Gleichgesinnte trifft, abgehalten.</text:span></text:p>
            <text:p text:style-name="P3"><text:span text:style-name="T2"/></text:p>
            <text:p text:style-name="P3"><text:span text:style-name="T2">Für Südbayern gibt es in München jeden zweiten Samstag im Monat ein Anwendertreffen, das im sidux-Forum bekanntgegeben wird.</text:span></text:p>
            <text:p text:style-name="P3"><text:span text:style-name="T2"/></text:p>
            <text:p text:style-name="P3"><text:span text:style-name="T2">Weitere Treffen und Wochenend-Workshops finden unter anderem in Aachen, Darmstadt und Hamburg statt.</text:span></text:p>
            <text:p text:style-name="P3"><text:span text:style-name="T2"/></text:p>
            <text:p text:style-name="P3"><text:span text:style-name="T2">Falls Sie in ihrer Stadt / Region Anwendertreffen oder Workshops etablieren möchte melden Sie sich bitte unter:</text:span></text:p>
            <text:p text:style-name="P3"><text:span text:style-name="T2"/></text:p>
            <text:p text:style-name="P3"><text:span text:style-name="T2"><text:tab/></text:span><text:span text:style-name="T2">http://sidux-ev.de</text:span></text:p>
            <text:p text:style-name="P3"><text:span text:style-name="T2"><text:tab/></text:span><text:span text:style-name="T2">im Chat irc.oftc.net unter Channel #sidux-ev</text:span></text:p>
            <text:p text:style-name="P3"><text:span text:style-name="T2"><text:tab/></text:span><text:span text:style-name="T2">oder direkt hier am Stand</text:span></text:p>
            <text:p text:style-name="P3"><text:span text:style-name="T2"/></text:p>
            <text:p text:style-name="P3"><text:span text:style-name="T2">Der sidux e.V. unterstützt gerne.</text:span></text:p>
          </draw:text-box>
        </draw:frame>
        <anim:par presentation:node-type="timing-root">
          <anim:par smil:begin="id6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draw:id="id7">
        <office:forms form:automatic-focus="false" form:apply-design-mode="false"/>
        <draw:frame draw:style-name="gr1" draw:text-style-name="P4" draw:layer="layout" svg:width="20.5cm" svg:height="1.517cm" svg:x="6cm" svg:y="0.3cm">
          <draw:text-box>
            <text:p text:style-name="P1"><text:span text:style-name="T1">sidux e.V.</text:span></text:p>
          </draw:text-box>
        </draw:frame>
        <draw:frame draw:style-name="gr9" draw:text-style-name="P5" draw:layer="layout" svg:width="25.22cm" svg:height="16cm" svg:x="1.4cm" svg:y="2.5cm">
          <draw:text-box>
            <text:p text:style-name="P3"><text:span text:style-name="T2">Mit Messestand vertreten bei:</text:span></text:p>
            <text:p text:style-name="P3"><text:span text:style-name="T2"/></text:p>
            <text:p text:style-name="P3"><text:span text:style-name="T2">Fosdem Brüssel, Oldenburger LIT, Chemnitzer Linux-Tage, Augsburger LIT, SIGINT Köln, LinuxTag Berlin, FrOSCon St. Augustin, Software Freedom Day Hamburg, OpenRheinRuhr Bottrop</text:span></text:p>
            <text:p text:style-name="P3"><text:span text:style-name="T2"/></text:p>
            <text:p text:style-name="P3"><text:span text:style-name="T2"><text:tab/></text:span><text:span text:style-name="T2">Den sidux e.V. erreichen Sie unter:</text:span></text:p>
            <text:p text:style-name="P3"><text:span text:style-name="T2"/></text:p>
            <text:p text:style-name="P3"><text:span text:style-name="T2"><text:tab/></text:span><text:span text:style-name="T2">Homepage: http://sidux-ev.de</text:span></text:p>
            <text:p text:style-name="P3"><text:span text:style-name="T2"><text:tab/></text:span><text:span text:style-name="T2">Wiki: wiki.sidux-ev.de</text:span></text:p>
          </draw:text-box>
        </draw:frame>
        <anim:par presentation:node-type="timing-root">
          <anim:par smil:begin="id7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draw:id="id8">
        <office:forms form:automatic-focus="false" form:apply-design-mode="false"/>
        <draw:frame draw:style-name="gr10" draw:text-style-name="P9" draw:layer="layout" svg:width="25.22cm" svg:height="16cm" svg:x="1.4cm" svg:y="2.5cm">
          <draw:text-box>
            <text:p text:style-name="P8"><text:span text:style-name="T2">Viel Spaß mit sidux</text:span></text:p>
            <text:p text:style-name="P8"><text:span text:style-name="T2"/></text:p>
            <text:p text:style-name="P8"><text:span text:style-name="T2">und einen interessante Zeit bein SIGINT 2010 in Köln</text:span></text:p>
            <text:p text:style-name="P8"><text:span text:style-name="T2"/></text:p>
            <text:p text:style-name="P8"><text:span text:style-name="T2">wünscht Ihr sidux Team!</text:span></text:p>
          </draw:text-box>
        </draw:frame>
        <draw:frame draw:style-name="gr1" draw:text-style-name="P4" draw:layer="layout" svg:width="20.5cm" svg:height="1.517cm" svg:x="6cm" svg:y="0.301cm">
          <draw:text-box>
            <text:p text:style-name="P1"><text:span text:style-name="T1">Viel Spaß</text:span></text:p>
          </draw:text-box>
        </draw:frame>
        <anim:par presentation:node-type="timing-root">
          <anim:par smil:begin="id8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00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Mgr5" style:family="graphic" style:parent-style-name="standard">
      <style:graphic-properties svg:stroke-width="0.15cm" svg:stroke-color="#800000" draw:marker-start-width="0.53cm" draw:marker-end-width="0.53cm" draw:fill="solid" draw:fill-color="#000000" draw:textarea-horizontal-align="justify" draw:textarea-vertical-align="middle" draw:auto-grow-height="false" fo:min-height="0cm" fo:min-width="0cm" fo:padding-top="0.2cm" fo:padding-bottom="0.2cm" fo:padding-left="0.325cm" fo:padding-right="0.325cm"/>
    </style:style>
    <style:style style:name="Mpr1" style:family="presentation" style:parent-style-name="Standard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/>
      <style:text-properties fo:color="#ffffff" fo:font-size="11pt" style:font-size-asian="11pt" style:font-size-complex="11pt"/>
    </style:style>
    <style:style style:name="MP5" style:family="paragraph">
      <style:paragraph-properties fo:text-align="center"/>
      <style:text-properties fo:color="#808080" fo:font-family="Arial" style:font-family-generic="swiss" style:font-pitch="variable" fo:font-size="12pt" style:font-size-asian="12pt" style:font-size-complex="12pt"/>
    </style:style>
    <style:style style:name="MP6" style:family="paragraph">
      <style:text-properties fo:color="#808080" fo:font-family="Arial" style:font-family-generic="swiss" style:font-pitch="variable" fo:font-size="12pt" style:font-size-asian="12pt" style:font-size-complex="12pt"/>
    </style:style>
    <style:style style:name="MP7" style:family="paragraph">
      <style:paragraph-properties fo:text-align="center"/>
      <style:text-properties fo:color="#808080" fo:font-size="14pt" style:font-size-asian="14pt" style:font-size-complex="14pt"/>
    </style:style>
    <style:style style:name="MP8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family-generic="swiss" style:font-pitch="variable" fo:font-size="12pt" style:font-size-asian="12pt" style:font-size-complex="12pt"/>
    </style:style>
    <style:style style:name="MT3" style:family="text">
      <style:text-properties fo:color="#808080" fo:font-family="Arial" style:font-family-generic="swiss" style:font-pitch="variable" fo:font-size="10pt" style:font-size-asian="10pt" style:font-size-complex="10pt"/>
    </style:style>
    <style:style style:name="MT4" style:family="text">
      <style:text-properties fo:color="#808080" fo:font-family="Arial" style:font-style-name="Standard" style:font-family-generic="swiss" fo:font-size="11pt" style:font-family-asian="Arial" style:font-style-name-asian="Standard" style:font-family-generic-asian="swiss" style:font-size-asian="11pt" style:font-family-complex="Arial" style:font-style-name-complex="Standard" style:font-family-generic-complex="swiss" style:font-size-complex="11pt"/>
    </style:style>
    <style:style style:name="MT5" style:family="text">
      <style:text-properties fo:color="#999999" fo:font-family="Arial" style:font-family-generic="swiss" style:font-pitch="variable" fo:font-size="11pt" style:font-size-asian="11pt" style:font-size-complex="11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3" draw:layer="backgroundobjects" svg:width="10.609cm" svg:height="11.429cm" svg:x="16.891cm" svg:y="2.071cm">
        <draw:image xlink:href="Pictures/1000000000000191000001B0CA0EC3EA.gif" xlink:type="simple" xlink:show="embed" xlink:actuate="onLoad">
          <text:p/>
        </draw:image>
      </draw:frame>
      <draw:g>
        <draw:custom-shape draw:style-name="Mgr4" draw:text-style-name="MP3" draw:layer="backgroundobjects" svg:width="25.2cm" svg:height="1.9cm" svg:x="1.4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3" draw:text-style-name="MP3" draw:layer="backgroundobjects" svg:width="5.477cm" svg:height="1.692cm" svg:x="1.587cm" svg:y="0.1cm">
          <draw:image xlink:href="Pictures/10000201000000D00000003C2DF91A93.png" xlink:type="simple" xlink:show="embed" xlink:actuate="onLoad">
            <text:p/>
          </draw:image>
        </draw:frame>
      </draw:g>
      <draw:custom-shape draw:style-name="Mgr5" draw:text-style-name="MP4" draw:layer="backgroundobjects" svg:width="25.2cm" svg:height="1.9cm" svg:x="1.4cm" svg:y="19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6" draw:layer="backgroundobjects" svg:width="6.523cm" svg:height="1.448cm" svg:x="1.6cm" svg:y="19.131cm" presentation:class="date-time">
        <draw:text-box>
          <text:p text:style-name="MP5"><text:span text:style-name="MT2">SIGINT 2010, Köln</text:span><text:span text:style-name="MT2"><text:line-break/></text:span><text:span text:style-name="MT3">v0.1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7"><text:span text:style-name="MT4">© 2010 sidux e.V.</text:span></text:p>
        </draw:text-box>
      </draw:frame>
      <draw:frame presentation:style-name="Standard-title" draw:layer="backgroundobjects" svg:width="19.7cm" svg:height="1.8cm" svg:x="6.8cm" svg:y="2.2cm" presentation:class="title" presentation:placeholder="true">
        <draw:text-box/>
      </draw:frame>
      <draw:frame presentation:style-name="Mpr3" draw:text-style-name="MP2" draw:layer="backgroundobjects" svg:width="6.52cm" svg:height="1.45cm" svg:x="19.88cm" svg:y="19.13cm">
        <draw:text-box>
          <text:p text:style-name="MP8"><text:span text:style-name="MT5">Folie </text:span><text:span text:style-name="MT5"><text:page-number>&lt;Nummer&gt;</text:page-number></text:span><text:span text:style-name="MT5"> von </text:span><text:span text:style-name="MT5"><text:page-count>8</text:page-count></text:span></text:p>
        </draw:text-box>
      </draw:frame>
      <draw:frame presentation:style-name="Mpr4" draw:text-style-name="MP2" draw:layer="backgroundobjects" svg:width="6.523cm" svg:height="1.448cm" svg:x="19.8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alter Güldenberg</meta:initial-creator>
    <meta:creation-date>2010-03-23T10:25:51.05</meta:creation-date>
    <dc:date>2010-04-05T18:49:57.10</dc:date>
    <dc:creator>Walter Güldenberg</dc:creator>
    <meta:editing-duration>PT02H58M41S</meta:editing-duration>
    <meta:editing-cycles>19</meta:editing-cycles>
    <meta:generator>OpenOffice.org/3.2$Win32 OpenOffice.org_project/320m12$Build-9483</meta:generator>
    <meta:document-statistic meta:object-count="59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df00b0008c005c00e200980049003f00b500ed00a90056007000ea00a000b7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Pictures/10000201000000D00000003C2DF91A93.png">
        <DigestMethod Algorithm="http://www.w3.org/2000/09/xmldsig#sha1"/>
        <DigestValue>iPIq6PJP+aE2Veua40jnEkWEVOA=</DigestValue>
      </Reference>
      <Reference URI="Pictures/1000000000000191000001B0CA0EC3EA.gif">
        <DigestMethod Algorithm="http://www.w3.org/2000/09/xmldsig#sha1"/>
        <DigestValue>ntk/DDuSN4tG5bPNQ73JtSmgzIE=</DigestValue>
      </Reference>
      <Reference URI="mimetype">
        <DigestMethod Algorithm="http://www.w3.org/2000/09/xmldsig#sha1"/>
        <DigestValue>1U91NCtijMMJ3/quAtnSsnAIRv8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dHfZSZ/RG7qOhhId2GoRj/7i1H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X9t3qqf/pB6JszOrAYhsk51mtCw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nAZQ3/DDz/x3j+2nqMZEanigA0o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Ewz/aiEEDCRYPM9B6BSfCyM6boE=</DigestValue>
      </Reference>
      <Reference URI="Thumbnails/thumbnail.png">
        <DigestMethod Algorithm="http://www.w3.org/2000/09/xmldsig#sha1"/>
        <DigestValue>0BquWVInMywX/c6CYd9tpdsxPA8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Um17lfHOLrfRtUaFHRU8KRvo8cE=</DigestValue>
      </Reference>
      <Reference URI="#ID_000a007a009500d200af00970046008200b5003e00740032003a0058009300ba">
        <DigestMethod Algorithm="http://www.w3.org/2000/09/xmldsig#sha1"/>
        <DigestValue>3kPNim8TZgUeZYJLXX2iK1iagQU=</DigestValue>
      </Reference>
    </SignedInfo>
    <SignatureValue>xs5rlFBN+iRpfn1tdNO52F+MqdNMqXxYA/5DScSeUvlM9VV5uN53ThSXuV9uKh7y
83GRebstRvDTJApLwVU3PCYb1jgYKjUZDTL4mYcEIwMgPYKmI78hr1MYfwM9EUfV
9JF7mNA4fAWYlPv6v61PgPz0P0wuFmh3loGTUtNqSHRZV10jLWkH7CUfUD95wY09
nCBIcgxSxo2+SRiKDr6tdbgQygBhinYq1OiD9CWhut3rDEXCL0Cc95DUD4UtzjGh
PcB94hbVUJCCU0X1PCwqdrMNKQ5vXyH+2Knc+V4JUxUP/D7EXcbLSfO7NZ730c/9
yBCw7MV6Q9Uhr3e5nQ749Q==</SignatureValue>
    <KeyInfo>
      <X509Data>
        <X509IssuerSerial>
          <X509IssuerName>E=support@cacert.org, CN=CA Cert Signing Authority, OU=http://www.cacert.org, O=Root CA</X509IssuerName>
          <X509SerialNumber>510525</X509SerialNumber>
        </X509IssuerSerial>
        <X509Certificate>MIIFTDCCAzSgAwIBAgIDB8o9MA0GCSqGSIb3DQEBBQUAMHkxEDAOBgNVBAoTB1Jv
b3QgQ0ExHjAcBgNVBAsTFWh0dHA6Ly93d3cuY2FjZXJ0Lm9yZzEiMCAGA1UEAxMZ
Q0EgQ2VydCBTaWduaW5nIEF1dGhvcml0eTEhMB8GCSqGSIb3DQEJARYSc3VwcG9y
dEBjYWNlcnQub3JnMB4XDTA5MTEyMjE1MTM0MloXDTExMTEyMjE1MTM0MlowSjEa
MBgGA1UEAxQRV2FsdGVyIEf8bGRlbmJlcmcxLDAqBgkqhkiG9w0BCQEWHXdhbHRl
ci5ndWVsZGVuYmVyZ0BjYWNlcnQub3JnMIIBIjANBgkqhkiG9w0BAQEFAAOCAQ8A
MIIBCgKCAQEA54FrIZofwFLYu/Ce8RDyFJZmFImTQe8b2nzsP7Dt0e4R7yKA20R3
pVt9rzB/LpyWRiC4YTB+HUjTreWNMbU4O939etQfb6Rx1P8Sg8lzeTwJ6xbvqcUH
wVoo+QcHFst6CPFZgKK46AR872W0yi/0l23qPJeySV48yt1cg9vh497ljn/2P8cA
P2kiu67LDI48XC9Y16Pr6B00hFbveg3Y/n5Onzl/kGbo7Krd5/hR0hZnfDAxxl3a
/hfY6K6MWUQwKkcNb2cMiTltkKPia3ge+oF9ge9P+z73C1rt2HYMFFaWax5m/TBR
ZG2igg2tI+3CPVhcQwdI29/NkiGGSyCOAwIDAQABo4IBCjCCAQYwDAYDVR0TAQH/
BAIwADBWBglghkgBhvhCAQ0ESRZHVG8gZ2V0IHlvdXIgb3duIGNlcnRpZmljYXRl
IGZvciBGUkVFIGhlYWQgb3ZlciB0byBodHRwOi8vd3d3LkNBY2VydC5vcmcwQAYD
VR0lBDkwNwYIKwYBBQUHAwQGCCsGAQUFBwMCBgorBgEEAYI3CgMEBgorBgEEAYI3
CgMDBglghkgBhvhCBAEwMgYIKwYBBQUHAQEEJjAkMCIGCCsGAQUFBzABhhZodHRw
Oi8vb2NzcC5jYWNlcnQub3JnMCgGA1UdEQQhMB+BHXdhbHRlci5ndWVsZGVuYmVy
Z0BjYWNlcnQub3JnMA0GCSqGSIb3DQEBBQUAA4ICAQBAFDynn2lKIh1iYudwlq4Q
ND8yK00nKADhMuwHRl/HBY4x4pFLma+LorEoSr3gmgKzdt4o3S/PHd9Q/XFAiREa
cVqqwajxsNAuqIITQe5Obqg3x8AU1MoT3zWQUBbQbIH85B6EQeUTWbICyCvAdv8W
eil1mQltpATioya4REFDh18XH+AG4YMln7ymnj6WbGbb0d4enZfhZvIYeSAz4xRR
D1V6KT/N4hfvy+t2gtBUnO4KUO301WBoHmrAS8dH2MzQqYf8hf3BDJVRa7aivhDq
yCj5ENkn/knxkSdJ3Bmtrp47PPRygwx+0dMU8E59je6FykXgd0izpqNUClAOu8/I
6Gs1btMsTBQyAV5Y1tolTUPaO5t7mrG8z2LUQmnfrxPskh9wNNxSzG6i3W8tyDMU
mOh1S+xhVmT1avsjAqoDFBioKbgEBqYPiMdro2P4/odXuN4XUSHs9XKfhW0gAdF+
k+Cd0q/ZJVgz29AeXuMZ0AVSb3wSWxqHK2F9kZox4GSSC2hBCGz6uRrqD4aZ0t/H
OFrkMHvIdZJDO47k7eWG0/3wtucyTrLesQ+X7Te+89a7Cvvi6HyMe2LXA4R2oHpX
7qTpoe1PhUV/3ZeHmMOnvkCXGtCvvDZCemRkFlwb39EeTQZVPVOvMOMxrvwT/Ynt
mdU2V4uE291wz+MQaZoLNA==</X509Certificate>
      </X509Data>
    </KeyInfo>
    <Object>
      <SignatureProperties>
        <SignatureProperty Id="ID_000a007a009500d200af00970046008200b5003e00740032003a0058009300ba" Target="#ID_00df00b0008c005c00e200980049003f00b500ed00a90056007000ea00a000b7">
          <dc:date xmlns:dc="http://purl.org/dc/elements/1.1/">2010-04-05T18:50:22,34</dc:date>
        </SignatureProperty>
      </SignatureProperties>
    </Object>
  </Signature>
</document-signatures>
</file>